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2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5e3070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Tpaint">
      <loext:graphic-properties draw:fill="solid" draw:fill-color="#fafad2"/>
      <style:paragraph-properties fo:margin-left="0cm" fo:margin-right="0cm" fo:margin-top="0cm" fo:margin-bottom="0cm" loext:contextual-spacing="false" fo:text-indent="0cm" style:auto-text-indent="false" fo:background-color="#fafad2" fo:padding="0.049cm" fo:border="0.06pt solid #000000" style:shadow="#afeeee 0.176cm 0.176cm" style:writing-mode="lr-tb"/>
      <style:text-properties style:font-name="Calibri1" style:text-underline-style="none" fo:font-weight="normal" officeooo:rsid="003344e9" officeooo:paragraph-rsid="00658119" style:font-weight-asian="normal" style:font-weight-complex="normal"/>
    </style:style>
    <style:style style:name="P4" style:family="paragraph" style:parent-style-name="Text_20_body">
      <loext:graphic-properties draw:fill="solid" draw:fill-color="#fafad2"/>
      <style:paragraph-properties fo:margin-top="0cm" fo:margin-bottom="0cm" loext:contextual-spacing="false" fo:background-color="#fafad2" fo:padding="0.049cm" fo:border="0.06pt solid #000000" style:shadow="#afeeee 0.176cm 0.176cm"/>
      <style:text-properties officeooo:paragraph-rsid="00658119"/>
    </style:style>
    <style:style style:name="P5" style:family="paragraph" style:parent-style-name="Text_20_body" style:master-page-name="">
      <loext:graphic-properties draw:fill="solid" draw:fill-color="#fafad2"/>
      <style:paragraph-properties fo:margin-top="0cm" fo:margin-bottom="0cm" loext:contextual-spacing="false" style:page-number="auto" fo:background-color="#fafad2" fo:padding="0.049cm" fo:border="0.06pt solid #000000" style:shadow="#afeeee 0.176cm 0.176cm"/>
      <style:text-properties officeooo:paragraph-rsid="00658119"/>
    </style:style>
    <style:style style:name="P6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3d5c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0pt" fo:font-style="italic" fo:font-weight="normal" officeooo:rsid="005e3070" officeooo:paragraph-rsid="005e3070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Heading_20_1" style:master-page-name="Standard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 style:page-number="auto"/>
      <style:text-properties officeooo:rsid="005e3070" officeooo:paragraph-rsid="00602c78"/>
    </style:style>
    <style:style style:name="P9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4pt" fo:language="fr" fo:country="FR" fo:font-style="italic" fo:font-weight="normal" officeooo:rsid="00602c78" officeooo:paragraph-rsid="00602c78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4pt" fo:language="fr" fo:country="FR" fo:font-style="italic" fo:font-weight="normal" officeooo:rsid="00602c78" officeooo:paragraph-rsid="005e307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4pt" fo:language="fr" fo:country="FR" officeooo:rsid="00548ec5" style:font-size-asian="14pt" style:font-size-complex="14pt"/>
    </style:style>
    <style:style style:name="P12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2pt" fo:language="fr" fo:country="FR" fo:font-style="normal" fo:font-weight="normal" officeooo:rsid="00602c78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2pt" fo:language="fr" fo:country="FR" fo:font-style="normal" fo:font-weight="normal" officeooo:rsid="0061c48a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5c71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8cb6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 fo:break-before="column"/>
      <style:text-properties fo:font-size="12pt" fo:font-style="normal" fo:font-weight="normal" officeooo:rsid="0061c48a" officeooo:paragraph-rsid="0065c71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1" style:list-style-name="L1">
      <style:paragraph-properties fo:margin-top="0.101cm" fo:margin-bottom="0.101cm" loext:contextual-spacing="false" fo:line-height="100%" fo:text-align="start" style:justify-single-word="false"/>
      <style:text-properties officeooo:paragraph-rsid="0061c48a"/>
    </style:style>
    <style:style style:name="P19" style:family="paragraph" style:parent-style-name="Heading_20_1" style:list-style-name="L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02c78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1" style:list-style-name="L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1c48a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1" style:list-style-name="L2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1c48a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65c71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7b195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8c148" officeooo:paragraph-rsid="0068c14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8cb61" officeooo:paragraph-rsid="0068cb6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9fe88" officeooo:paragraph-rsid="0069fe8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a7063" officeooo:paragraph-rsid="006a706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4pt" fo:language="fr" fo:country="FR" officeooo:rsid="00548ec5" officeooo:paragraph-rsid="0067b195" style:font-size-asian="14pt" style:font-size-complex="14pt"/>
    </style:style>
    <style:style style:name="P31" style:family="paragraph" style:parent-style-name="Heading_20_1" style:list-style-name="L4">
      <style:paragraph-properties fo:margin-top="0.101cm" fo:margin-bottom="0.101cm" loext:contextual-spacing="false" fo:line-height="100%" fo:text-align="start" style:justify-single-word="false"/>
      <style:text-properties style:font-name="Consolas" fo:font-size="12pt" fo:language="fr" fo:country="FR" fo:font-style="normal" fo:font-weight="normal" officeooo:rsid="006a7063" officeooo:paragraph-rsid="006a706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1">
      <style:paragraph-properties fo:margin-top="0.101cm" fo:margin-bottom="0.101cm" loext:contextual-spacing="false" fo:line-height="100%" fo:text-align="start" style:justify-single-word="false" fo:break-before="column"/>
      <style:text-properties style:font-name="Calibri1" fo:font-size="12pt" fo:language="fr" fo:country="FR" fo:font-style="normal" fo:font-weight="normal" officeooo:rsid="0069fe88" officeooo:paragraph-rsid="0069fe8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0f8074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4" style:family="paragraph">
      <loext:graphic-properties draw:fill="none"/>
    </style:style>
    <style:style style:name="P35" style:family="paragraph">
      <loext:graphic-properties draw:fill="gradient" draw:fill-gradient-name="Gradient_20_4" draw:gradient-step-count="64"/>
      <style:paragraph-properties fo:text-align="center"/>
      <style:text-properties fo:color="#ffffa6"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5eb91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8" style:family="paragraph">
      <loext:graphic-properties draw:fill="solid" draw:fill-color="#c71585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9" style:family="paragraph">
      <loext:graphic-properties draw:fill="solid" draw:fill-color="#1e9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1" style:family="paragraph">
      <loext:graphic-properties draw:fill-color="#34495e"/>
    </style:style>
    <style:style style:name="T1" style:family="text">
      <style:text-properties fo:color="#c71585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" style:family="text">
      <style:text-properties fo:color="#c71585" style:font-name="Consolas" fo:font-size="10pt" fo:language="en" fo:country="US" fo:font-style="normal" style:text-underline-style="none" fo:font-weight="normal" officeooo:rsid="003344e9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3" style:family="text">
      <style:text-properties officeooo:rsid="0062857c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alibri1" fo:font-size="14pt" fo:language="fr" fo:country="FR" style:font-size-asian="14pt" style:font-size-complex="14pt"/>
    </style:style>
    <style:style style:name="T6" style:family="text">
      <style:text-properties style:font-name="Calibri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Calibri1" fo:font-size="14pt" fo:language="fr" fo:country="FR" fo:font-style="italic" fo:font-weight="normal" officeooo:rsid="0067b195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Calibri1" fo:font-size="14pt" fo:language="fr" fo:country="FR" fo:font-style="italic" fo:font-weight="normal" officeooo:rsid="006a7063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Calibri1" fo:font-size="12pt" fo:language="fr" fo:country="FR" fo:font-style="normal" fo:font-weight="normal" officeooo:rsid="00602c7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1" fo:font-size="12pt" fo:language="fr" fo:country="FR" fo:font-style="normal" fo:font-weight="normal" officeooo:rsid="0061c48a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2pt" fo:language="fr" fo:country="FR" fo:font-style="normal" fo:font-weight="normal" officeooo:rsid="0069fe88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language="fr" fo:country="FR"/>
    </style:style>
    <style:style style:name="T13" style:family="text">
      <style:text-properties style:font-name="Calibri1" fo:language="fr" fo:country="FR" officeooo:rsid="00602c78"/>
    </style:style>
    <style:style style:name="T14" style:family="text">
      <style:text-properties style:font-name="Calibri1" fo:language="fr" fo:country="FR" officeooo:rsid="0063d5c4"/>
    </style:style>
    <style:style style:name="T15" style:family="text">
      <style:text-properties style:font-name="Calibri1" fo:language="fr" fo:country="FR" officeooo:rsid="0065c715"/>
    </style:style>
    <style:style style:name="T16" style:family="text">
      <style:text-properties style:font-name="Calibri1" fo:language="fr" fo:country="FR" officeooo:rsid="0067b195"/>
    </style:style>
    <style:style style:name="T17" style:family="text">
      <style:text-properties style:font-name="Calibri1" fo:language="fr" fo:country="FR" officeooo:rsid="0068cb61"/>
    </style:style>
    <style:style style:name="T18" style:family="text">
      <style:text-properties style:font-name="Calibri1" fo:language="fr" fo:country="FR" officeooo:rsid="006c6781"/>
    </style:style>
    <style:style style:name="T19" style:family="text">
      <style:text-properties fo:color="#0000ff" style:font-name="Consolas" fo:font-size="10pt" fo:language="en" fo:country="US" style:text-underline-style="none" fo:font-weight="bold" officeooo:rsid="003344e9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T20" style:family="text">
      <style:text-properties fo:color="#808000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1" style:family="text">
      <style:text-properties fo:color="#808080" style:font-name="Consolas" fo:font-size="10pt" fo:language="en" fo:country="US" fo:font-style="italic" style:text-underline-style="none" fo:font-weight="normal" officeooo:rsid="003344e9" style:font-size-asian="10pt" style:language-asian="fr" style:country-asian="FR" style:font-style-asian="italic" style:font-weight-asian="normal" style:font-size-complex="10pt" style:language-complex="ar" style:country-complex="SA" style:font-style-complex="italic" style:font-weight-complex="normal"/>
    </style:style>
    <style:style style:name="T22" style:family="text">
      <style:text-properties style:use-window-font-color="true" style:font-name="Consolas" fo:font-size="10pt" fo:language="en" fo:country="US" style:text-underline-style="none" fo:font-weight="normal" officeooo:rsid="003344e9" style:font-name-asian="Times New Roman1" style:font-size-asian="10pt" style:language-asian="fr" style:country-asian="FR" style:font-weight-asian="normal" style:font-name-complex="Courier New1" style:font-size-complex="10pt" style:language-complex="ar" style:country-complex="SA" style:font-weight-complex="normal"/>
    </style:style>
    <style:style style:name="T23" style:family="text">
      <style:text-properties style:use-window-font-color="true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4" style:family="text">
      <style:text-properties fo:color="#8b4513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5" style:family="text">
      <style:text-properties fo:color="#0000cd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6" style:family="text">
      <style:text-properties officeooo:rsid="0067b195"/>
    </style:style>
    <style:style style:name="T27" style:family="text">
      <style:text-properties officeooo:rsid="0068c148"/>
    </style:style>
    <style:style style:name="T28" style:family="text">
      <style:text-properties officeooo:rsid="0069fe88"/>
    </style:style>
    <style:style style:name="T29" style:family="text">
      <style:text-properties officeooo:rsid="006a7063"/>
    </style:style>
    <style:style style:name="T30" style:family="text">
      <style:text-properties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31" style:family="text">
      <style:text-properties style:font-name="Consolas" fo:font-size="10pt" fo:language="en" fo:country="US" style:text-underline-style="none" fo:font-weight="normal" officeooo:rsid="0037cf34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32" style:family="text">
      <style:text-properties style:font-name="Consolas" fo:font-size="10pt" fo:language="en" fo:country="US" style:text-underline-style="none" fo:font-weight="normal" officeooo:rsid="0037cf34" style:font-name-asian="Times New Roman1" style:font-size-asian="10pt" style:language-asian="fr" style:country-asian="FR" style:font-weight-asian="normal" style:font-name-complex="Courier New1" style:font-size-complex="10pt" style:language-complex="ar" style:country-complex="SA" style:font-weight-complex="normal"/>
    </style:style>
    <style:style style:name="T33" style:family="text">
      <style:text-properties style:font-name="Consolas" fo:font-size="10pt" fo:language="en" fo:country="US" style:text-underline-style="none" fo:font-weight="normal" officeooo:rsid="003344e9" style:font-name-asian="Times New Roman1" style:font-size-asian="10pt" style:language-asian="fr" style:country-asian="FR" style:font-weight-asian="normal" style:font-name-complex="Courier New1" style:font-size-complex="10pt" style:language-complex="ar" style:country-complex="SA" style:font-weight-complex="normal"/>
    </style:style>
    <style:style style:name="T34" style:family="text">
      <style:text-properties fo:font-size="14pt" fo:font-weight="bold" officeooo:rsid="005e3070" style:font-name-asian="Calibri2" style:font-size-asian="14pt" style:font-weight-asian="bold" style:font-size-complex="14pt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6f9d61"/>
    </style:style>
    <style:style style:name="T37" style:family="text">
      <style:text-properties fo:color="#ffffa6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9" style:family="text">
      <style:text-properties fo:color="#32cd32" fo:font-size="9pt" fo:font-weight="bold" style:font-size-asian="9pt" style:font-weight-asian="bold" style:font-size-complex="9pt" style:font-weight-complex="bold"/>
    </style:style>
    <style:style style:name="T40" style:family="text">
      <style:text-properties fo:color="#c71585" fo:font-size="9pt" fo:font-weight="bold" style:font-size-asian="9pt" style:font-weight-asian="bold" style:font-size-complex="9pt" style:font-weight-complex="bold"/>
    </style:style>
    <style:style style:name="T41" style:family="text">
      <style:text-properties fo:font-size="9pt" fo:font-weight="bold" style:font-size-asian="9pt" style:font-weight-asian="bold" style:font-size-complex="9pt" style:font-weight-complex="bold"/>
    </style:style>
    <style:style style:name="T42" style:family="text">
      <style:text-properties fo:color="#4169e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gradient" draw:fill-gradient-name="Gradient_20_4" draw:gradient-step-count="64" draw:textarea-horizontal-align="justify" draw:textarea-vertical-align="middle" draw:auto-grow-height="false" fo:min-height="1.438cm" fo:min-width="2.387cm" draw:shadow="visible" draw:shadow-offset-x="0.101cm" draw:shadow-offset-y="0.101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5eb91e" draw:textarea-horizontal-align="justify" draw:textarea-vertical-align="middle" draw:auto-grow-height="false" fo:min-height="1.369cm" fo:min-width="1.166cm" draw:shadow="visible" draw:shadow-offset-x="0.101cm" draw:shadow-offset-y="0.101cm" draw:shadow-color="#395511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3465a4" draw:fill="solid" draw:fill-color="#c71585" draw:textarea-horizontal-align="justify" draw:textarea-vertical-align="middle" draw:auto-grow-height="false" fo:min-height="1.284cm" fo:min-width="1.081cm" draw:shadow="visible" draw:shadow-offset-x="0.101cm" draw:shadow-offset-y="0.101cm" draw:shadow-color="#8b0000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solid" draw:fill-color="#1e90ff" draw:textarea-horizontal-align="justify" draw:textarea-vertical-align="middle" draw:auto-grow-height="false" fo:min-height="1.284cm" fo:min-width="1.081cm" draw:shadow="visible" draw:shadow-offset-x="0.101cm" draw:shadow-offset-y="0.101cm" draw:shadow-color="#00008b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6cm" svg:stroke-color="#000000" draw:fill-color="#34495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5">QCM : </text:span><text:span text:style-name="T6">(1</text:span><text:span text:style-name="T8">6 </text:span><text:span text:style-name="T6">pts ) </text:span></text:h>
      <text:h text:style-name="P9" text:outline-level="2">Cochez la (ou les) bonne(s) réponse(s) :</text:h>
      <text:h text:style-name="P7" text:outline-level="2"><text:span text:style-name="T12">A</text:span><text:span text:style-name="T13">ttention dans ce QCM il peut y avoir plusieurs réponses possibles auquel cas toute mauvaise réponse en annulera une bonne.</text:span></text:h>
      <text:h text:style-name="P10" text:outline-level="2"/>
      <text:h text:style-name="P12" text:outline-level="2">Q1. Une image numérique peut être stockée sous forme :</text:h>
      <text:list xml:id="list3310832482" text:style-name="L1">
        <text:list-item>
          <text:h text:style-name="P19" text:outline-level="2">de fichier binaire</text:h>
        </text:list-item>
        <text:list-item>
          <text:h text:style-name="P18" text:outline-level="2"><text:span text:style-name="T10">de f</text:span><text:span text:style-name="T9">ilm </text:span><text:span text:style-name="T11">au </text:span><text:span text:style-name="T9">support argentique</text:span></text:h>
        </text:list-item>
        <text:list-item>
          <text:h text:style-name="P20" text:outline-level="2">de paquets interprétables en hexadécimal</text:h>
        </text:list-item>
        <text:list-item>
          <text:h text:style-name="P20" text:outline-level="2">de données écrites dans un langage informatique</text:h>
        </text:list-item>
      </text:list>
      <text:h text:style-name="P13" text:outline-level="2"/>
      <text:h text:style-name="P13" text:outline-level="2">Q2. On appelle pixel :</text:h>
      <text:list xml:id="list2241498190" text:style-name="L2">
        <text:list-item>
          <text:h text:style-name="P21" text:outline-level="2">un carré quelconque de l’image</text:h>
        </text:list-item>
        <text:list-item>
          <text:h text:style-name="P21" text:outline-level="2"><text:span text:style-name="T26">u</text:span>ne plateforme de jeu en ligne</text:h>
        </text:list-item>
        <text:list-item>
          <text:h text:style-name="P21" text:outline-level="2">un élément d’image</text:h>
        </text:list-item>
        <text:list-item>
          <text:h text:style-name="P21" text:outline-level="2">un triplet de valeurs de type R, V et B</text:h>
        </text:list-item>
      </text:list>
      <text:h text:style-name="P13" text:outline-level="2"/>
      <text:h text:style-name="P6" text:outline-level="2"><text:span text:style-name="T12">Q</text:span><text:span text:style-name="T14">3</text:span><text:span text:style-name="T12">. On appelle </text:span><text:span text:style-name="T14">résolution d’un écran</text:span><text:span text:style-name="T12"> :</text:span></text:h>
      <text:list xml:id="list4006168435" text:style-name="L3">
        <text:list-item>
          <text:h text:style-name="P22" text:outline-level="2">sa faculté à résoudre une équation</text:h>
        </text:list-item>
        <text:list-item>
          <text:h text:style-name="P22" text:outline-level="2">La taille qu’il fait en cm</text:h>
        </text:list-item>
        <text:list-item>
          <text:h text:style-name="P22" text:outline-level="2">Le nombre de pixels par unité de longueur ou de surface</text:h>
        </text:list-item>
        <text:list-item>
          <text:h text:style-name="P22" text:outline-level="2">La longueur de sa diagonale</text:h>
        </text:list-item>
      </text:list>
      <text:h text:style-name="P11" text:outline-level="2"/>
      <text:h text:style-name="P14" text:outline-level="2"><text:span text:style-name="T12">Q</text:span><text:span text:style-name="T15">4</text:span><text:span text:style-name="T12">. On appelle </text:span><text:span text:style-name="T15">format d’un écran</text:span><text:span text:style-name="T12"> :</text:span></text:h>
      <text:list xml:id="list110817069589187" text:continue-numbering="true" text:style-name="L3">
        <text:list-item>
          <text:h text:style-name="P22" text:outline-level="2">s’il est bombé ou plat</text:h>
        </text:list-item>
        <text:list-item>
          <text:h text:style-name="P22" text:outline-level="2">Le ratio de l’image (longueur sur hauteur)</text:h>
        </text:list-item>
        <text:list-item>
          <text:h text:style-name="P22" text:outline-level="2">Le nombre de pixels par unité de longueur ou de surface</text:h>
        </text:list-item>
        <text:list-item>
          <text:h text:style-name="P22" text:outline-level="2">La longueur de sa diagonale</text:h>
        </text:list-item>
      </text:list>
      <text:h text:style-name="P11" text:outline-level="2"/>
      <text:h text:style-name="P14" text:outline-level="2"><text:span text:style-name="T12"/></text:h>
      <text:h text:style-name="P17" text:outline-level="2"><text:span text:style-name="T12">Q</text:span><text:span text:style-name="T15">6</text:span><text:span text:style-name="T12">. </text:span><text:span text:style-name="T15">Les types suivants sont bien associés à des fichiers images</text:span><text:span text:style-name="T12"> :</text:span></text:h>
      <text:list xml:id="list110819127454399" text:continue-numbering="true" text:style-name="L3">
        <text:list-item>
          <text:h text:style-name="P22" text:outline-level="2">jpeg</text:h>
        </text:list-item>
        <text:list-item>
          <text:h text:style-name="P22" text:outline-level="2">gif</text:h>
        </text:list-item>
        <text:list-item>
          <text:h text:style-name="P22" text:outline-level="2">b<text:span text:style-name="T36">u</text:span>mp</text:h>
        </text:list-item>
        <text:list-item>
          <text:h text:style-name="P22" text:outline-level="2">Img</text:h>
        </text:list-item>
      </text:list>
      <text:h text:style-name="P14" text:outline-level="2"><text:span text:style-name="T12"/></text:h>
      <text:h text:style-name="P14" text:outline-level="2"><text:span text:style-name="T12">Q</text:span><text:span text:style-name="T15">7</text:span><text:span text:style-name="T12">. </text:span><text:span text:style-name="T15">Les </text:span><text:span text:style-name="T18">formats</text:span><text:span text:style-name="T15"> d’images suivants </text:span><text:span text:style-name="T18">correspondent à des images</text:span><text:span text:style-name="T15"> compressé</text:span><text:span text:style-name="T18">es</text:span><text:span text:style-name="T15"> </text:span><text:span text:style-name="T16">avec ou sans pertes</text:span><text:span text:style-name="T12">:</text:span></text:h>
      <text:list xml:id="list110818120959344" text:continue-numbering="true" text:style-name="L3">
        <text:list-item>
          <text:h text:style-name="P22" text:outline-level="2">jpeg</text:h>
        </text:list-item>
        <text:list-item>
          <text:h text:style-name="P22" text:outline-level="2">png</text:h>
        </text:list-item>
        <text:list-item>
          <text:h text:style-name="P22" text:outline-level="2">bmp</text:h>
        </text:list-item>
        <text:list-item>
          <text:h text:style-name="P25" text:outline-level="2">svg</text:h>
        </text:list-item>
      </text:list>
      <text:h text:style-name="P15" text:outline-level="2"><text:span text:style-name="T12"/></text:h>
      <text:h text:style-name="P15" text:outline-level="2"><text:span text:style-name="T12">Q</text:span><text:span text:style-name="T16">8</text:span><text:span text:style-name="T12">. </text:span><text:span text:style-name="T16">Une image vectorielle, contrairement à une image matricielle,</text:span></text:h>
      <text:list xml:id="list110818582635167" text:continue-numbering="true" text:style-name="L3">
        <text:list-item>
          <text:h text:style-name="P25" text:outline-level="2">est une image de synthèse représent<text:span text:style-name="T27">ée</text:span> par une suite d’instructions <text:span text:style-name="T27">à exécuter </text:span>avant affichage.</text:h>
        </text:list-item>
        <text:list-item>
          <text:h text:style-name="P25" text:outline-level="2">prend <text:span text:style-name="T27">systématiquement </text:span>bien plus de place <text:span text:style-name="T27">mémoire</text:span></text:h>
        </text:list-item>
        <text:list-item>
          <text:h text:style-name="P26" text:outline-level="2">peut être interactive et animée</text:h>
        </text:list-item>
        <text:list-item>
          <text:h text:style-name="P26" text:outline-level="2">ne peut pas être issue d’un appareil photographique numérique</text:h>
        </text:list-item>
      </text:list>
      <text:h text:style-name="P30" text:outline-level="2"/>
      <text:h text:style-name="P15" text:outline-level="2"><text:span text:style-name="T12">Q</text:span><text:span text:style-name="T16">9</text:span><text:span text:style-name="T12">. On appelle </text:span><text:span text:style-name="T16">défini</text:span><text:span text:style-name="T14">tion d’un écran</text:span><text:span text:style-name="T12"> :</text:span></text:h>
      <text:list xml:id="list110818216916815" text:continue-numbering="true" text:style-name="L3">
        <text:list-item>
          <text:h text:style-name="P25" text:outline-level="2">Le nombre de pixels qu’il est capable d’afficher</text:h>
        </text:list-item>
        <text:list-item>
          <text:h text:style-name="P23" text:outline-level="2">La taille qu’il fait en cm</text:h>
        </text:list-item>
        <text:list-item>
          <text:h text:style-name="P23" text:outline-level="2">Le nombre de pixels par unité de longueur ou de surface</text:h>
        </text:list-item>
        <text:list-item>
          <text:h text:style-name="P23" text:outline-level="2">La longueur de sa diagonale</text:h>
        </text:list-item>
      </text:list>
      <text:h text:style-name="P24" text:outline-level="2"/>
      <text:h text:style-name="P16" text:outline-level="2"><text:span text:style-name="T12">Q</text:span><text:span text:style-name="T17">10</text:span><text:span text:style-name="T12">. </text:span><text:span text:style-name="T17">Les données exif d’une image</text:span></text:h>
      <text:list xml:id="list110818487962029" text:continue-numbering="true" text:style-name="L3">
        <text:list-item>
          <text:h text:style-name="P27" text:outline-level="2">sont systématiquement présentes</text:h>
        </text:list-item>
        <text:list-item>
          <text:h text:style-name="P27" text:outline-level="2">peuvent permettre de localiser le lieu de la photographie</text:h>
        </text:list-item>
        <text:list-item>
          <text:h text:style-name="P27" text:outline-level="2">sont un moyen de protéger l’image <text:span text:style-name="T28">et son auteur</text:span></text:h>
        </text:list-item>
        <text:list-item>
          <text:h text:style-name="P27" text:outline-level="2">ne sont exploitables qu’avec Python</text:h>
        </text:list-item>
      </text:list>
      <text:h text:style-name="P29" text:outline-level="2"><text:soft-page-break/><text:span text:style-name="T34">Analyse de code Python </text:span><text:span text:style-name="T35">(4 pts)</text:span></text:h>
      <text:h text:style-name="P28" text:outline-level="2">On propose le code Python <text:span text:style-name="T29">(</text:span>mis <text:span text:style-name="T29">en colonne de</text:span> gauche<text:span text:style-name="T29">), précisez par une phrase simple à quoi correspondent les instructions :</text:span></text:h>
      <text:h text:style-name="P28" text:outline-level="2"/>
      <text:list xml:id="list349037414" text:style-name="L4">
        <text:list-item>
          <text:h text:style-name="P31" text:outline-level="2">Image.open(...)</text:h>
        </text:list-item>
      </text:list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list xml:id="list110818981065030" text:continue-numbering="true" text:style-name="L4">
        <text:list-item>
          <text:h text:style-name="P31" text:outline-level="2">Mon_image.getpixel(...)</text:h>
        </text:list-item>
      </text:list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list xml:id="list110817169707683" text:continue-numbering="true" text:style-name="L4">
        <text:list-item>
          <text:h text:style-name="P31" text:outline-level="2">Mimage.show()</text:h>
        </text:list-item>
      </text:list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list xml:id="list110818456531892" text:continue-numbering="true" text:style-name="L4">
        <text:list-item>
          <text:h text:style-name="P31" text:outline-level="2">Mimage.save(...)</text:h>
        </text:list-item>
      </text:list>
      <text:h text:style-name="P28" text:outline-level="2"/>
      <text:h text:style-name="P28" text:outline-level="2"/>
      <text:h text:style-name="P32" text:outline-level="2"/>
      <text:p text:style-name="P5"><text:span text:style-name="HTML_20_Code"><text:span text:style-name="T21"># Traitement d'image</text:span></text:span></text:p>
      <text:p text:style-name="P4"><text:span text:style-name="HTML_20_Code"><text:span text:style-name="T19">from</text:span></text:span><text:span text:style-name="HTML_20_Code"><text:span text:style-name="T30"> PIL </text:span></text:span><text:span text:style-name="HTML_20_Code"><text:span text:style-name="T19">import</text:span></text:span><text:span text:style-name="HTML_20_Code"><text:span text:style-name="T30"> Image</text:span></text:span></text:p>
      <text:p text:style-name="P4"><text:span text:style-name="HTML_20_Code"><text:span text:style-name="T30"/></text:span></text:p>
      <text:p text:style-name="P4"><text:span text:style-name="HTML_20_Code"><text:span text:style-name="T31">M</text:span></text:span><text:span text:style-name="HTML_20_Code"><text:span text:style-name="T32">on</text:span></text:span><text:span text:style-name="HTML_20_Code"><text:span text:style-name="T31">_</text:span></text:span><text:span text:style-name="HTML_20_Code"><text:span text:style-name="T30">image = </text:span></text:span><text:span text:style-name="HTML_20_Code"><text:span text:style-name="T1">Image.open(</text:span></text:span><text:span text:style-name="HTML_20_Code"><text:span text:style-name="T20">"C:/Users/Dell/Pictures/raspber.png"</text:span></text:span><text:span text:style-name="HTML_20_Code"><text:span text:style-name="T1">)</text:span></text:span></text:p>
      <text:p text:style-name="P4"><text:span text:style-name="HTML_20_Code"><text:span text:style-name="T22">c</text:span></text:span><text:span text:style-name="HTML_20_Code"><text:span text:style-name="T23">0,</text:span></text:span><text:span text:style-name="HTML_20_Code"><text:span text:style-name="T22">l</text:span></text:span><text:span text:style-name="HTML_20_Code"><text:span text:style-name="T23">0 = Mon_image</text:span></text:span><text:span text:style-name="HTML_20_Code"><text:span text:style-name="T1">.size</text:span></text:span></text:p>
      <text:p text:style-name="P4"><text:span text:style-name="HTML_20_Code"><text:span text:style-name="T23">M0 = Mon_image</text:span></text:span><text:span text:style-name="HTML_20_Code"><text:span text:style-name="T1">.mode</text:span></text:span></text:p>
      <text:p text:style-name="P4"><text:span text:style-name="HTML_20_Code"><text:span text:style-name="T23">Pm0 = Mon_image</text:span></text:span><text:span text:style-name="HTML_20_Code"><text:span text:style-name="T1">.getpixel(</text:span></text:span><text:span text:style-name="HTML_20_Code"><text:span text:style-name="T24">(</text:span></text:span><text:span text:style-name="HTML_20_Code"><text:span text:style-name="T22">c</text:span></text:span><text:span text:style-name="HTML_20_Code"><text:span text:style-name="T23">0</text:span></text:span><text:span text:style-name="HTML_20_Code"><text:span text:style-name="T25">//</text:span></text:span><text:span text:style-name="HTML_20_Code"><text:span text:style-name="T23">2</text:span></text:span><text:span text:style-name="HTML_20_Code"><text:span text:style-name="T24">,</text:span></text:span><text:span text:style-name="HTML_20_Code"><text:span text:style-name="T22">l</text:span></text:span><text:span text:style-name="HTML_20_Code"><text:span text:style-name="T23">0</text:span></text:span><text:span text:style-name="HTML_20_Code"><text:span text:style-name="T25">//</text:span></text:span><text:span text:style-name="HTML_20_Code"><text:span text:style-name="T23">2</text:span></text:span><text:span text:style-name="HTML_20_Code"><text:span text:style-name="T24">)</text:span></text:span><text:span text:style-name="HTML_20_Code"><text:span text:style-name="T1">)</text:span></text:span></text:p>
      <text:p text:style-name="P4"><text:span text:style-name="HTML_20_Code"><text:span text:style-name="T19">print</text:span></text:span><text:span text:style-name="HTML_20_Code"><text:span text:style-name="T1">(</text:span></text:span><text:span text:style-name="HTML_20_Code"><text:span text:style-name="T22">c</text:span></text:span><text:span text:style-name="HTML_20_Code"><text:span text:style-name="T23">0</text:span></text:span><text:span text:style-name="HTML_20_Code"><text:span text:style-name="T24">,</text:span></text:span><text:span text:style-name="HTML_20_Code"><text:span text:style-name="T22">l</text:span></text:span><text:span text:style-name="HTML_20_Code"><text:span text:style-name="T23">0</text:span></text:span><text:span text:style-name="HTML_20_Code"><text:span text:style-name="T24">,</text:span></text:span><text:span text:style-name="HTML_20_Code"><text:span text:style-name="T23">M0</text:span></text:span><text:span text:style-name="HTML_20_Code"><text:span text:style-name="T24">,</text:span></text:span><text:span text:style-name="HTML_20_Code"><text:span text:style-name="T23">Pm0</text:span></text:span><text:span text:style-name="HTML_20_Code"><text:span text:style-name="T1">)</text:span></text:span></text:p>
      <text:p text:style-name="P4"><text:span text:style-name="HTML_20_Code"><text:span text:style-name="T1"/></text:span></text:p>
      <text:p text:style-name="P4"><text:span text:style-name="HTML_20_Code"><text:span text:style-name="T31">M</text:span></text:span><text:span text:style-name="HTML_20_Code"><text:span text:style-name="T30">image = </text:span></text:span><text:span text:style-name="HTML_20_Code"><text:span text:style-name="T31">Mon_</text:span></text:span><text:span text:style-name="HTML_20_Code"><text:span text:style-name="T30">image</text:span></text:span><text:span text:style-name="HTML_20_Code"><text:span text:style-name="T1">.convert(</text:span></text:span><text:span text:style-name="HTML_20_Code"><text:span text:style-name="T20">'L'</text:span></text:span><text:span text:style-name="HTML_20_Code"><text:span text:style-name="T1">)</text:span></text:span></text:p>
      <text:p text:style-name="P4"><text:span text:style-name="HTML_20_Code"><text:span text:style-name="T33">c</text:span></text:span><text:span text:style-name="HTML_20_Code"><text:span text:style-name="T30">1,</text:span></text:span><text:span text:style-name="HTML_20_Code"><text:span text:style-name="T33">l</text:span></text:span><text:span text:style-name="HTML_20_Code"><text:span text:style-name="T30">1 = Mimage</text:span></text:span><text:span text:style-name="HTML_20_Code"><text:span text:style-name="T1">.size</text:span></text:span></text:p>
      <text:p text:style-name="P4"><text:span text:style-name="HTML_20_Code"><text:span text:style-name="T30">M1 = Mimage</text:span></text:span><text:span text:style-name="HTML_20_Code"><text:span text:style-name="T1">.mode</text:span></text:span></text:p>
      <text:p text:style-name="P4"><text:span text:style-name="HTML_20_Code"><text:span text:style-name="T30">Pm1= Mimage</text:span></text:span><text:span text:style-name="HTML_20_Code"><text:span text:style-name="T1">.getpixel(</text:span></text:span><text:span text:style-name="HTML_20_Code"><text:span text:style-name="T24">(</text:span></text:span><text:span text:style-name="HTML_20_Code"><text:span text:style-name="T33">c</text:span></text:span><text:span text:style-name="HTML_20_Code"><text:span text:style-name="T30">1</text:span></text:span><text:span text:style-name="HTML_20_Code"><text:span text:style-name="T25">//</text:span></text:span><text:span text:style-name="HTML_20_Code"><text:span text:style-name="T30">2</text:span></text:span><text:span text:style-name="HTML_20_Code"><text:span text:style-name="T24">,</text:span></text:span><text:span text:style-name="HTML_20_Code"><text:span text:style-name="T33">l</text:span></text:span><text:span text:style-name="HTML_20_Code"><text:span text:style-name="T30">1</text:span></text:span><text:span text:style-name="HTML_20_Code"><text:span text:style-name="T25">//</text:span></text:span><text:span text:style-name="HTML_20_Code"><text:span text:style-name="T30">2</text:span></text:span><text:span text:style-name="HTML_20_Code"><text:span text:style-name="T24">)</text:span></text:span><text:span text:style-name="HTML_20_Code"><text:span text:style-name="T1">)</text:span></text:span></text:p>
      <text:p text:style-name="P4"><text:span text:style-name="HTML_20_Code"><text:span text:style-name="T19">print</text:span></text:span><text:span text:style-name="HTML_20_Code"><text:span text:style-name="T1">(</text:span></text:span><text:span text:style-name="HTML_20_Code"><text:span text:style-name="T33">c</text:span></text:span><text:span text:style-name="HTML_20_Code"><text:span text:style-name="T30">1</text:span></text:span><text:span text:style-name="HTML_20_Code"><text:span text:style-name="T24">,</text:span></text:span><text:span text:style-name="HTML_20_Code"><text:span text:style-name="T33">l</text:span></text:span><text:span text:style-name="HTML_20_Code"><text:span text:style-name="T30">1</text:span></text:span><text:span text:style-name="HTML_20_Code"><text:span text:style-name="T24">,</text:span></text:span><text:span text:style-name="HTML_20_Code"><text:span text:style-name="T30">M1</text:span></text:span><text:span text:style-name="HTML_20_Code"><text:span text:style-name="T24">,</text:span></text:span><text:span text:style-name="HTML_20_Code"><text:span text:style-name="T30">Pm1</text:span></text:span><text:span text:style-name="HTML_20_Code"><text:span text:style-name="T1">)</text:span></text:span></text:p>
      <text:p text:style-name="P4"><text:span text:style-name="HTML_20_Code"><text:span text:style-name="T30"/></text:span></text:p>
      <text:p text:style-name="P4"><text:span text:style-name="HTML_20_Code"><text:span text:style-name="T31">M</text:span></text:span><text:span text:style-name="HTML_20_Code"><text:span text:style-name="T30">image</text:span></text:span><text:span text:style-name="HTML_20_Code"><text:span text:style-name="T1">.show()</text:span></text:span></text:p>
      <text:p text:style-name="P4"><text:span text:style-name="HTML_20_Code"><text:span text:style-name="T31">M</text:span></text:span><text:span text:style-name="HTML_20_Code"><text:span text:style-name="T30">image</text:span></text:span><text:span text:style-name="HTML_20_Code"><text:span text:style-name="T1">.save(</text:span></text:span><text:span text:style-name="HTML_20_Code"><text:span text:style-name="T20">'C:/Users/Dell/Pictures/raspber_grs.jpg'</text:span></text:span><text:span text:style-name="HTML_20_Code"><text:span text:style-name="T1">,</text:span></text:span><text:span text:style-name="HTML_20_Code"><text:span text:style-name="T30"> </text:span></text:span><text:span text:style-name="HTML_20_Code"><text:span text:style-name="T20">'jpeg'</text:span></text:span><text:span text:style-name="HTML_20_Code"><text:span text:style-name="T1">)</text:span></text:span></text:p>
      <text:p text:style-name="P3"><text:span text:style-name="HTML_20_Code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2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rectangular" draw:cx="50%" draw:cy="50%" draw:start-color="#365e8f" draw:end-color="#4f81bd" draw:start-intensity="100%" draw:end-intensity="100%" draw:angle="900" draw:border="0%"/>
    <draw:gradient draw:name="Gradient_20_3" draw:display-name="Gradient 3" draw:style="axial" draw:start-color="#3465a4" draw:end-color="#b4c7dc" draw:start-intensity="100%" draw:end-intensity="100%" draw:angle="1620" draw:border="0%"/>
    <draw:gradient draw:name="Gradient_20_4" draw:display-name="Gradient 4" draw:style="axial" draw:start-color="#3465a4" draw:end-color="#b4c7dc" draw:start-intensity="100%" draw:end-intensity="100%" draw:angle="80" draw:border="0%"/>
    <draw:gradient draw:name="gradient" draw:style="radial" draw:cx="50%" draw:cy="50%" draw:start-color="#3465a4" draw:end-color="#b4c7dc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cm" fo:margin-bottom="0cm" loext:contextual-spacing="false" fo:line-height="100%" fo:orphans="0" fo:widows="0"/>
      <style:text-properties style:font-name="Calibri" fo:font-family="Calibri" style:font-family-generic="roman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parent-style-name="Standard" style:default-outline-level="" style:master-page-name="">
      <style:paragraph-properties fo:margin-top="0cm" fo:margin-bottom="0cm" loext:contextual-spacing="false" fo:line-height="100%" fo:orphans="0" fo:widows="0" style:page-number="auto"/>
      <style:text-properties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9pt" style:font-size-complex="9pt"/>
    </style:style>
    <style:style style:name="Heading_20_5" style:display-name="Heading 5" style:family="paragraph" style:parent-style-name="Standard" style:default-outline-level="6" style:list-style-name="" style:class="text">
      <style:paragraph-properties fo:margin-top="0cm" fo:margin-bottom="0cm" loext:contextual-spacing="false" fo:line-height="100%" fo:orphans="0" fo:widows="0"/>
      <style:text-properties style:font-name="Calibri" fo:font-family="Calibri" style:font-family-generic="roman" style:font-pitch="variable" fo:font-size="9pt" fo:language="en" fo:country="US" fo:font-weight="bold" style:font-name-asian="Calibri2" style:font-family-asian="Calibri" style:font-family-generic-asian="system" style:font-pitch-asian="variable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paint" style:family="paragraph" style:parent-style-name="Standard"/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4pt" style:font-name-asian="Wingdings" style:font-family-asian="Wingdings" style:font-family-generic-asian="system" style:font-pitch-asian="variable" style:font-size-asian="14pt" style:font-size-complex="14pt"/>
    </style:style>
    <style:style style:name="ListLabel_20_2" style:display-name="ListLabel 2" style:family="text">
      <style:text-properties fo:font-size="11pt" style:font-name-asian="Arial1" style:font-family-asian="Arial" style:font-family-generic-asian="system" style:font-pitch-asian="variable" style:font-size-asian="10.5pt" style:font-size-complex="10.5pt" style:text-scale="132%"/>
    </style:style>
    <style:style style:name="ListLabel_20_3" style:display-name="ListLabel 3" style:family="text">
      <style:text-properties fo:font-size="10.5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4" style:display-name="ListLabel 4" style:family="text">
      <style:text-properties fo:font-size="10.5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5" style:display-name="ListLabel 5" style:family="text">
      <style:text-properties fo:font-size="10.5pt" style:font-size-asian="10.5pt" style:font-size-complex="10.5pt" style:text-scale="102%"/>
    </style:style>
    <style:style style:name="ListLabel_20_6" style:display-name="ListLabel 6" style:family="text">
      <style:text-properties fo:font-size="11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7" style:display-name="ListLabel 7" style:family="tex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8" style:display-name="ListLabel 8" style:family="text">
      <style:text-properties fo:font-size="9.5pt" style:font-name-asian="Arial1" style:font-family-asian="Arial" style:font-family-generic-asian="system" style:font-pitch-asian="variable" style:font-size-asian="9.5pt" style:font-size-complex="9.5pt" style:text-scale="136%"/>
    </style:style>
    <style:style style:name="ListLabel_20_9" style:display-name="ListLabel 9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10" style:display-name="ListLabel 10" style:family="text">
      <style:text-properties fo:font-size="12pt" style:font-name-asian="Arial1" style:font-family-asian="Arial" style:font-family-generic-asian="system" style:font-pitch-asian="variable" style:font-size-asian="12pt" style:font-size-complex="12pt" style:text-scale="131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="Arial" fo:font-family="Arial" style:font-family-generic="roman" style:font-pitch="variable" fo:font-size="9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style:font-name="Arial" fo:font-family="Arial" style:font-family-generic="roman" style:font-pitch="variable" fo:font-size="9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="Arial" fo:font-family="Arial" style:font-family-generic="roman" style:font-pitch="variable" fo:font-size="9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style:font-name="Arial" fo:font-family="Arial" style:font-family-generic="roman" style:font-pitch="variable" fo:font-size="9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style:font-name="Arial" fo:font-family="Arial" style:font-family-generic="roman" style:font-pitch="variable" fo:font-size="9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re_20_4_20_Car" style:display-name="Titre 4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ljs-string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ljs-keyword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51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63cm"/>
        </style:list-level-properties>
      </text:list-level-style-number>
      <text:list-level-style-number text:level="2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8.03cm" table:align="margins" style:writing-mode="lr-tb"/>
    </style:style>
    <style:style style:name="Tableau1.A" style:family="table-column">
      <style:table-column-properties style:column-width="4.008cm" style:rel-column-width="14569*"/>
    </style:style>
    <style:style style:name="Tableau1.B" style:family="table-column">
      <style:table-column-properties style:column-width="8.403cm" style:rel-column-width="30545*"/>
    </style:style>
    <style:style style:name="Tableau1.C" style:family="table-column">
      <style:table-column-properties style:column-width="5.618cm" style:rel-column-width="20421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>
      <style:paragraph-properties fo:text-align="center"/>
    </style:style>
    <style:style style:name="MP3" style:family="paragraph">
      <loext:graphic-properties draw:fill="gradient" draw:fill-gradient-name="Gradient_20_4" draw:gradient-step-count="64"/>
      <style:paragraph-properties fo:text-align="center"/>
      <style:text-properties fo:color="#ffffa6" fo:font-size="20pt" fo:font-weight="bold" style:font-size-asian="20pt" style:font-weight-asian="bold" style:font-size-complex="20pt" style:font-weight-complex="bold"/>
    </style:style>
    <style:style style:name="MP4" style:family="paragraph">
      <loext:graphic-properties draw:fill-color="#34495e"/>
    </style:style>
    <style:style style:name="MP5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5e3070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0f8074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MP8" style:family="paragraph">
      <loext:graphic-properties draw:fill="solid" draw:fill-color="#5eb91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9" style:family="paragraph">
      <loext:graphic-properties draw:fill="solid" draw:fill-color="#c71585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10" style:family="paragraph">
      <loext:graphic-properties draw:fill="solid" draw:fill-color="#1e9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11" style:family="paragraph">
      <loext:graphic-properties draw:fill="none"/>
    </style:style>
    <style:style style:name="MT1" style:family="text">
      <style:text-properties fo:color="#ffffa6" fo:font-size="20pt" fo:font-weight="bold" style:font-size-asian="20pt" style:font-weight-asian="bold" style:font-size-complex="20pt" style:font-weight-complex="bold"/>
    </style:style>
    <style:style style:name="MT2" style:family="text">
      <style:text-properties fo:color="#32cd32" fo:font-size="9pt" fo:font-weight="bold" style:font-size-asian="9pt" style:font-weight-asian="bold" style:font-size-complex="9pt" style:font-weight-complex="bold"/>
    </style:style>
    <style:style style:name="MT3" style:family="text">
      <style:text-properties fo:color="#c71585"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fo:font-weight="bold" style:font-size-asian="9pt" style:font-weight-asian="bold" style:font-size-complex="9pt" style:font-weight-complex="bold"/>
    </style:style>
    <style:style style:name="MT5" style:family="text">
      <style:text-properties fo:color="#4169e1" fo:font-size="9pt" fo:font-weight="bold" style:font-size-asian="9pt" style:font-weight-asian="bold" style:font-size-complex="9pt" style:font-weight-complex="bold"/>
    </style:style>
    <style:style style:name="MT6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MT7" style:family="text">
      <style:text-properties officeooo:rsid="0062857c"/>
    </style:style>
    <style:style style:name="MT8" style:family="text">
      <style:text-properties fo:font-weight="bold" style:font-weight-asian="bold"/>
    </style:style>
    <style:style style:name="Mgr1" style:family="graphic">
      <style:graphic-properties draw:stroke="none" svg:stroke-color="#3465a4" draw:fill="gradient" draw:fill-gradient-name="Gradient_20_4" draw:gradient-step-count="64" draw:textarea-horizontal-align="justify" draw:textarea-vertical-align="middle" draw:auto-grow-height="false" fo:min-height="1.438cm" fo:min-width="2.387cm" draw:shadow="visible" draw:shadow-offset-x="0.101cm" draw:shadow-offset-y="0.101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.026cm" svg:stroke-color="#000000" draw:fill-color="#34495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3465a4" draw:fill="solid" draw:fill-color="#5eb91e" draw:textarea-horizontal-align="justify" draw:textarea-vertical-align="middle" draw:auto-grow-height="false" fo:min-height="1.369cm" fo:min-width="1.166cm" draw:shadow="visible" draw:shadow-offset-x="0.101cm" draw:shadow-offset-y="0.101cm" draw:shadow-color="#395511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3465a4" draw:fill="solid" draw:fill-color="#c71585" draw:textarea-horizontal-align="justify" draw:textarea-vertical-align="middle" draw:auto-grow-height="false" fo:min-height="1.284cm" fo:min-width="1.081cm" draw:shadow="visible" draw:shadow-offset-x="0.101cm" draw:shadow-offset-y="0.101cm" draw:shadow-color="#8b0000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3465a4" draw:fill="solid" draw:fill-color="#1e90ff" draw:textarea-horizontal-align="justify" draw:textarea-vertical-align="middle" draw:auto-grow-height="false" fo:min-height="1.284cm" fo:min-width="1.081cm" draw:shadow="visible" draw:shadow-offset-x="0.101cm" draw:shadow-offset-y="0.101cm" draw:shadow-color="#00008b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31cm" fo:page-height="29.7cm" style:num-format="1" style:print-orientation="portrait" fo:margin-top="1cm" fo:margin-bottom="1cm" fo:margin-left="1.501cm" fo:margin-right="1.499cm" style:writing-mode="lr-tb" style:layout-grid-color="#c0c0c0" style:layout-grid-lines="283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1.249cm" fo:margin-left="1.501cm" fo:margin-right="1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draw:custom-shape text:anchor-type="paragraph" draw:z-index="4" draw:name="Forme1" draw:style-name="Mgr1" draw:text-style-name="MP3" svg:width="2.662cm" svg:height="1.714cm" svg:x="0.446cm" svg:y="0.136cm"><text:p text:style-name="MP2"><text:span text:style-name="MT1">PHOTO</text:span></text:p><text:p text:style-name="MP2"><text:span text:style-name="MT1"><text:s/></text:span><text:span text:style-name="MT1">Num.</text:span></text:p><draw:enhanced-geometry svg:viewBox="0 0 21600 21600" draw:path-stretchpoint-x="10800" draw:path-stretchpoint-y="10800" draw:text-areas="?f3 ?f4 ?f5 ?f6" draw:type="round-rectangle" draw:modifiers="5975.568862275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Mgr2" draw:text-style-name="MP4" svg:width="0.003cm" svg:height="0.003cm" svg:x="0cm" svg:y="0cm"><text:p/><draw:enhanced-geometry svg:viewBox="0 0 21600 21600" draw:type="rectangle" draw:enhanced-path="M 0 0 L 21600 0 21600 21600 0 21600 0 0 Z N"/></draw:custom-shape><draw:frame text:anchor-type="char" draw:z-index="12" draw:name="Forme4" draw:style-name="Mgr3" draw:text-style-name="MP5" svg:width="4.913cm" svg:height="0.514cm" svg:x="12.712cm" svg:y="1.658cm"><draw:text-box><text:p><text:span text:style-name="MT2">Sciences <text:s text:c="2"/></text:span><text:span text:style-name="MT3">Numériques</text:span><text:span text:style-name="MT4"> </text:span><text:span text:style-name="MT5">&amp;</text:span><text:span text:style-name="MT4"> </text:span><text:span text:style-name="MT5">Technologie</text:span></text:p></draw:text-box></draw:frame></text:p>
            </table:table-cell>
            <table:table-cell table:style-name="Tableau1.B1" office:value-type="string">
              <text:p text:style-name="MP6">Évaluation </text:p>
              <text:p text:style-name="MP7">Image numérique</text:p>
            </table:table-cell>
            <table:table-cell table:style-name="Tableau1.C1" office:value-type="string">
              <text:p text:style-name="MP1"><draw:custom-shape text:anchor-type="paragraph" draw:z-index="6" draw:name="Forme3" draw:style-name="Mgr4" draw:text-style-name="MP8" svg:width="1.29cm" svg:height="1.493cm" svg:x="0.143cm" svg:y="0.037cm"><text:p text:style-name="MP2"><text:span text:style-name="MT6">S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3" draw:style-name="Mgr5" draw:text-style-name="MP9" svg:width="1.29cm" svg:height="1.493cm" svg:x="1.886cm" svg:y="0.037cm"><text:p text:style-name="MP2"><text:span text:style-name="MT6">N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name="Forme3" draw:style-name="Mgr6" draw:text-style-name="MP10" svg:width="1.29cm" svg:height="1.493cm" svg:x="3.612cm" svg:y="0.037cm"><text:p text:style-name="MP2"><text:span text:style-name="MT6">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/table:table-cell>
          </table:table-row>
        </table:table>
        <text:p text:style-name="Header"/>
      </style:header>
      <style:footer>
        <text:p text:style-name="Footer"><draw:custom-shape text:anchor-type="char" draw:z-index="2" draw:style-name="Mgr7" draw:text-style-name="MP11" svg:width="2.941cm" svg:height="0.003cm" svg:x="-0.025cm" svg:y="0.019cm"><text:p/><draw:enhanced-geometry svg:viewBox="0 0 21600 21600" draw:type="mso-spt32" draw:enhanced-path="M 0 0 L 21600 21600 N"/></draw:custom-shape>Séquence 2 <text:s/><text:span text:style-name="MT7">évaluation /</text:span> <text:s/><text:span text:style-name="MT8">SNT</text:span><text:tab/><text:tab/><text:tab/><text:span text:style-name="MT8"><text:page-number text:select-page="current">2</text:page-number></text:span><text:span text:style-name="MT8">/</text:span><text:span text:style-name="MT8"><text:page-count>2</text:page-count></text:span></text:p>
      </style:footer>
    </style:master-page>
    <style:master-page style:name="Converted1" style:page-layout-name="Mpm2">
      <style:footer>
        <text:p text:style-name="Footer"><draw:custom-shape text:anchor-type="char" draw:z-index="0" draw:style-name="Mgr7" draw:text-style-name="MP11" svg:width="2.941cm" svg:height="0.003cm" svg:x="-0.025cm" svg:y="0.019cm"><text:p/><draw:enhanced-geometry svg:viewBox="0 0 21600 21600" draw:type="mso-spt32" draw:enhanced-path="M 0 0 L 21600 21600 N"/></draw:custom-shape>Séquence 1 / <text:s/><text:span text:style-name="MT8">SNT</text:span><text:tab/><text:tab/><text:tab/><text:tab/><text:span text:style-name="MT8"><text:page-number text:select-page="current">0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et Romain DOUX</meta:initial-creator>
    <meta:editing-cycles>47</meta:editing-cycles>
    <meta:print-date>2019-11-28T11:02:10.115000000</meta:print-date>
    <meta:creation-date>2019-09-05T08:38:00</meta:creation-date>
    <dc:date>2019-11-28T11:08:16.654000000</dc:date>
    <meta:editing-duration>PT3H53M11S</meta:editing-duration>
    <meta:generator>LibreOffice/5.4.7.2$Windows_X86_64 LibreOffice_project/c838ef25c16710f8838b1faec480ebba495259d0</meta:generator>
    <meta:document-statistic meta:table-count="1" meta:image-count="0" meta:object-count="0" meta:page-count="2" meta:paragraph-count="72" meta:word-count="428" meta:character-count="2486" meta:non-whitespace-character-count="2160"/>
    <meta:user-defined meta:name="AppVersion">12.0000</meta:user-defined>
    <meta:user-defined meta:name="Company">CRLR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